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FieldValueResolver.for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FieldValueResolver.resolv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FieldValueResolver.resolveValue( RegisteredBean registeredBean , Field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utowiredFieldValueResolver.resolve( RegisteredBean registeredBean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FieldValueResolver.getField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.withShortcut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FieldValueResolver.resolveObject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FieldValueResolver.AutowiredFieldValueResolver( String fieldName , boolean required , @ Nullable String shortc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FieldValueResolver.resolveAndSet( RegisteredBean registeredBean ,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FieldValueResolver.forRequired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FieldValueResolver.resolve( RegisteredBean registeredBean , ThrowingConsumer &lt; T &gt;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